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style:line-height-at-least="0.457cm" fo:text-align="center" style:justify-single-word="false"/>
    </style:style>
    <style:style style:name="P2" style:family="paragraph" style:parent-style-name="Standard">
      <style:paragraph-properties fo:text-align="left" style:justify-single-word="false"/>
      <style:text-properties style:text-underline-style="solid" style:text-underline-width="auto" style:text-underline-color="font-color" officeooo:rsid="001d3faa" officeooo:paragraph-rsid="001d3faa"/>
    </style:style>
    <style:style style:name="P3" style:family="paragraph" style:parent-style-name="Text_20_body">
      <style:paragraph-properties fo:text-align="left" style:justify-single-word="false"/>
      <style:text-properties style:font-name="Arial1" officeooo:rsid="001d3faa" officeooo:paragraph-rsid="001ff054" style:font-size-asian="12pt"/>
    </style:style>
    <style:style style:name="P4" style:family="paragraph" style:parent-style-name="Text_20_body">
      <style:paragraph-properties fo:text-align="left" style:justify-single-word="false"/>
      <style:text-properties officeooo:rsid="001d3faa" officeooo:paragraph-rsid="001ff054"/>
    </style:style>
    <style:style style:name="P5" style:family="paragraph" style:parent-style-name="Standard">
      <style:paragraph-properties fo:text-align="left" style:justify-single-word="false"/>
      <style:text-properties style:text-underline-style="none" officeooo:rsid="001d3faa" officeooo:paragraph-rsid="001d3faa"/>
    </style:style>
    <style:style style:name="T1" style:family="text">
      <style:text-properties fo:font-family="Arial" style:font-family-generic="roman" style:font-pitch="variable" fo:font-size="14pt" fo:language="hu" fo:country="HU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fo:font-family="Calibri" style:font-family-generic="roman" style:font-pitch="variable" fo:font-size="11pt" fo:language="hu" fo:country="HU" style:font-size-asian="11pt"/>
    </style:style>
    <style:style style:name="T3" style:family="text">
      <style:text-properties fo:font-size="12pt" style:text-underline-style="none" style:font-name-complex="Arial2" style:font-size-complex="12pt"/>
    </style:style>
    <style:style style:name="T4" style:family="text">
      <style:text-properties style:font-name="Arial1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<text:s/></text:span><text:span text:style-name="T1">Feladatmegosztás</text:span></text:p>
      <text:p text:style-name="P2">Szöllősy Marcell:</text:p>
      <text:p text:style-name="P2"/>
      <text:p text:style-name="P3"><text:span text:style-name="T3">Az én feladatom az volt, hogy összegyűjtsem és előkészítsem azokat az adatokat, amelyek az adatbázis működéséhez szükségesek. A projekt során az adatokat strukturált formába rendeztem, hogy az adatbázisban hatékonyan lehessen őket tárolni, valamint gyorsan és egyszerűen lehessen lekérdezni. </text:span>Az adatbázis kialakítása után létrehoztam egy olyan rendszert, amely lehetővé teszi a felhasználók számára az adatok kezelését különböző műveleteken keresztül. Ennek érdekében implementáltam a CRUD műveleteket (Create, Read, Update, Delete), amelyek biztosítják az adatok létrehozását, lekérdezését, módosítását és törlését. Emellett figyeltem arra is, hogy a felhasználói felület jól strukturált és könnyen használható legyen. Nemcsak a technikai működésre koncentráltam, hanem arra is, hogy az alkalmazás átlátható és esztétikus legyen, így a felhasználók egyszerűen és kényelmesen tudják kezelni az adatokat.</text:p>
      <text:p text:style-name="P4"><text:span text:style-name="T4">My task was to collect and prepare the data necessary for the database to function. During the project, I organized the data into a structured format so that it could be stored efficiently in the database and queried quickly and easily. After designing the database, I created a system that allows users to manage data through various operations. To this end, I implemented CRUD operations (Create, Read, Update, Delete), which enable the creation, retrieval, modification, and deletion of data. I also made sure that the user interface is well-structured and easy to use. I focused not only on technical functionality but also on making the application transparent and aesthetically pleasing, so that users can manage their data easily and comfortably.</text:span></text:p>
      <text:p text:style-name="P5"/>
      <text:p text:style-name="P2">Kiss Fodor Zsombor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19:54:21.231738800</meta:creation-date>
    <dc:date>2026-04-16T13:55:27.403084000</dc:date>
    <meta:editing-duration>PT49M11S</meta:editing-duration>
    <meta:editing-cycles>2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5" meta:word-count="242" meta:character-count="1709" meta:non-whitespace-character-count="1471"/>
  </office:meta>
</office:document-meta>
</file>